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0.3827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kmea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57767" calcext:value-type="float">
            <text:p>8.577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7.717634" calcext:value-type="float">
            <text:p>7.71763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290344" calcext:value-type="float">
            <text:p>14.29034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725324" calcext:value-type="float">
            <text:p>10.72532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79859" calcext:value-type="float">
            <text:p>12.798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740877" calcext:value-type="float">
            <text:p>9.74087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.011479" calcext:value-type="float">
            <text:p>13.0114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43467" calcext:value-type="float">
            <text:p>11.9434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08032" calcext:value-type="float">
            <text:p>9.90803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60821" calcext:value-type="float">
            <text:p>10.6082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9" calcext:value-type="float">
            <text:p>0.3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915439" calcext:value-type="float">
            <text:p>10.91543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190815" calcext:value-type="float">
            <text:p>8.19081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256966" calcext:value-type="float">
            <text:p>11.25696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" calcext:value-type="float">
            <text:p>0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1202" calcext:value-type="float">
            <text:p>8.6120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49629" calcext:value-type="float">
            <text:p>8.64962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6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091259" calcext:value-type="float">
            <text:p>12.0912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07668" calcext:value-type="float">
            <text:p>11.90766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5" calcext:value-type="float">
            <text:p>0.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956369" calcext:value-type="float">
            <text:p>8.95636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92079" calcext:value-type="float">
            <text:p>11.3920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317838" calcext:value-type="float">
            <text:p>8.31783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4296" calcext:value-type="float">
            <text:p>11.3429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052518" calcext:value-type="float">
            <text:p>11.05251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413148" calcext:value-type="float">
            <text:p>14.41314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26153" calcext:value-type="float">
            <text:p>9.92615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7" calcext:value-type="float">
            <text:p>0.3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9" calcext:value-type="float">
            <text:p>0.24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:.C25])" office:value-type="float" office:value="10800" calcext:value-type="float">
            <text:p/>
          </table:table-cell>
          <table:table-cell table:formula="of:=AVERAGE([.D2:.D25])" office:value-type="float" office:value="5904" calcext:value-type="float">
            <text:p/>
          </table:table-cell>
          <table:table-cell table:formula="of:=AVERAGE([.E2:.E25])" office:value-type="float" office:value="10.6811036666667" calcext:value-type="float">
            <text:p/>
          </table:table-cell>
          <table:table-cell table:formula="of:=AVERAGE([.F2:.F25])" office:value-type="float" office:value="100" calcext:value-type="float">
            <text:p/>
          </table:table-cell>
          <table:table-cell table:formula="of:=AVERAGE([.G2:.G25])" office:value-type="float" office:value="0.9" calcext:value-type="float">
            <text:p/>
          </table:table-cell>
          <table:table-cell table:formula="of:=AVERAGE([.H2:.H25])" office:value-type="float" office:value="10" calcext:value-type="float">
            <text:p/>
          </table:table-cell>
          <table:table-cell table:formula="of:=AVERAGE([.I2:.I25])" office:value-type="float" office:value="0.355541666666667" calcext:value-type="float">
            <text:p/>
          </table:table-cell>
          <table:table-cell table:formula="of:=AVERAGE([.J2:.J25])" office:value-type="float" office:value="0.39725" calcext:value-type="float">
            <text:p/>
          </table:table-cell>
          <table:table-cell table:formula="of:=AVERAGE([.K2:.K25])" office:value-type="float" office:value="0.375208333333333" calcext:value-type="float">
            <text:p/>
          </table:table-cell>
          <table:table-cell table:formula="of:=AVERAGE([.L2:.L25])" office:value-type="float" office:value="0.0439583333333334" calcext:value-type="float">
            <text:p/>
          </table:table-cell>
          <table:table-cell table:formula="of:=AVERAGE([.M2:.M25])" office:value-type="float" office:value="0.268458333333333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259254" calcext:value-type="float">
            <text:p>37.2592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9" calcext:value-type="float">
            <text:p>0.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4.243429" calcext:value-type="float">
            <text:p>44.24342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4" calcext:value-type="float">
            <text:p>0.2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96831" calcext:value-type="float">
            <text:p>37.96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351365" calcext:value-type="float">
            <text:p>40.3513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90296" calcext:value-type="float">
            <text:p>39.9029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5.106346" calcext:value-type="float">
            <text:p>45.10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82998" calcext:value-type="float">
            <text:p>37.8299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63935" calcext:value-type="float">
            <text:p>37.6393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6.926474" calcext:value-type="float">
            <text:p>36.92647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27321" calcext:value-type="float">
            <text:p>40.92732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79065" calcext:value-type="float">
            <text:p>38.8790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08227" calcext:value-type="float">
            <text:p>42.0822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181473" calcext:value-type="float">
            <text:p>39.18147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13397" calcext:value-type="float">
            <text:p>40.91339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704595" calcext:value-type="float">
            <text:p>40.7045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91183" calcext:value-type="float">
            <text:p>38.09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01301" calcext:value-type="float">
            <text:p>38.80130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7" calcext:value-type="float">
            <text:p>0.037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5.480778" calcext:value-type="float">
            <text:p>55.48077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" calcext:value-type="float">
            <text:p>0.3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393603" calcext:value-type="float">
            <text:p>42.39360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0.620269" calcext:value-type="float">
            <text:p>50.62026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461906" calcext:value-type="float">
            <text:p>37.46190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89667" calcext:value-type="float">
            <text:p>38.08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605395" calcext:value-type="float">
            <text:p>39.6053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708977" calcext:value-type="float">
            <text:p>39.70897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9:.C52])" office:value-type="float" office:value="106908" calcext:value-type="float">
            <text:p/>
          </table:table-cell>
          <table:table-cell table:formula="of:=AVERAGE([.D29:.D52])" office:value-type="float" office:value="10728" calcext:value-type="float">
            <text:p/>
          </table:table-cell>
          <table:table-cell table:formula="of:=AVERAGE([.E29:.E52])" office:value-type="float" office:value="40.8403611666667" calcext:value-type="float">
            <text:p/>
          </table:table-cell>
          <table:table-cell table:formula="of:=AVERAGE([.F29:.F52])" office:value-type="float" office:value="1000" calcext:value-type="float">
            <text:p/>
          </table:table-cell>
          <table:table-cell table:formula="of:=AVERAGE([.G29:.G52])" office:value-type="float" office:value="0.85" calcext:value-type="float">
            <text:p/>
          </table:table-cell>
          <table:table-cell table:formula="of:=AVERAGE([.H29:.H52])" office:value-type="float" office:value="50" calcext:value-type="float">
            <text:p/>
          </table:table-cell>
          <table:table-cell table:formula="of:=AVERAGE([.I29:.I52])" office:value-type="float" office:value="0.282875" calcext:value-type="float">
            <text:p/>
          </table:table-cell>
          <table:table-cell table:formula="of:=AVERAGE([.J29:.J52])" office:value-type="float" office:value="0.317541666666667" calcext:value-type="float">
            <text:p/>
          </table:table-cell>
          <table:table-cell table:formula="of:=AVERAGE([.K29:.K52])" office:value-type="float" office:value="0.299208333333333" calcext:value-type="float">
            <text:p/>
          </table:table-cell>
          <table:table-cell table:formula="of:=AVERAGE([.L29:.L52])" office:value-type="float" office:value="0.0375416666666667" calcext:value-type="float">
            <text:p/>
          </table:table-cell>
          <table:table-cell table:formula="of:=AVERAGE([.M29:.M52])" office:value-type="float" office:value="0.274541666666667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40.398189" calcext:value-type="float">
            <text:p>140.3981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7" calcext:value-type="float">
            <text:p>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244" calcext:value-type="float">
            <text:p>0.2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29.175345" calcext:value-type="float">
            <text:p>129.1753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6" calcext:value-type="float">
            <text:p>0.2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6:.C57])" office:value-type="float" office:value="799521" calcext:value-type="float">
            <text:p/>
          </table:table-cell>
          <table:table-cell table:formula="of:=AVERAGE([.D56:.D57])" office:value-type="float" office:value="87167" calcext:value-type="float">
            <text:p/>
          </table:table-cell>
          <table:table-cell table:formula="of:=AVERAGE([.E56:.E57])" office:value-type="float" office:value="134.786767" calcext:value-type="float">
            <text:p/>
          </table:table-cell>
          <table:table-cell table:formula="of:=AVERAGE([.F56:.F57])" office:value-type="float" office:value="10000" calcext:value-type="float">
            <text:p/>
          </table:table-cell>
          <table:table-cell table:formula="of:=AVERAGE([.G56:.G57])" office:value-type="float" office:value="0.5" calcext:value-type="float">
            <text:p/>
          </table:table-cell>
          <table:table-cell table:formula="of:=AVERAGE([.H56:.H57])" office:value-type="float" office:value="10" calcext:value-type="float">
            <text:p/>
          </table:table-cell>
          <table:table-cell table:formula="of:=AVERAGE([.I56:.I57])" office:value-type="float" office:value="0.251" calcext:value-type="float">
            <text:p/>
          </table:table-cell>
          <table:table-cell table:formula="of:=AVERAGE([.J56:.J57])" office:value-type="float" office:value="0.2825" calcext:value-type="float">
            <text:p/>
          </table:table-cell>
          <table:table-cell table:formula="of:=AVERAGE([.K56:.K57])" office:value-type="float" office:value="0.2655" calcext:value-type="float">
            <text:p/>
          </table:table-cell>
          <table:table-cell table:formula="of:=AVERAGE([.L56:.L57])" office:value-type="float" office:value="0.0495" calcext:value-type="float">
            <text:p/>
          </table:table-cell>
          <table:table-cell table:formula="of:=AVERAGE([.M56:.M57])" office:value-type="float" office:value="0.25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585814" calcext:value-type="float">
            <text:p>40.58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019818" calcext:value-type="float">
            <text:p>40.01981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29.841482" calcext:value-type="float">
            <text:p>29.84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6" calcext:value-type="float">
            <text:p>0.266</text:p>
          </table:table-cell>
          <table:table-cell office:value-type="float" office:value="0.3" calcext:value-type="float">
            <text:p>0.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5.518796" calcext:value-type="float">
            <text:p>15.51879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2" calcext:value-type="float">
            <text:p>0.2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7.317259" calcext:value-type="float">
            <text:p>17.31725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61:.C65])" office:value-type="float" office:value="106908" calcext:value-type="float">
            <text:p/>
          </table:table-cell>
          <table:table-cell table:formula="of:=AVERAGE([.D61:.D65])" office:value-type="float" office:value="6363" calcext:value-type="float">
            <text:p/>
          </table:table-cell>
          <table:table-cell table:formula="of:=AVERAGE([.E61:.E65])" office:value-type="float" office:value="28.6566338" calcext:value-type="float">
            <text:p/>
          </table:table-cell>
          <table:table-cell table:formula="of:=AVERAGE([.F61:.F65])" office:value-type="float" office:value="1000" calcext:value-type="float">
            <text:p/>
          </table:table-cell>
          <table:table-cell table:formula="of:=AVERAGE([.G61:.G65])" office:value-type="float" office:value="0.5" calcext:value-type="float">
            <text:p/>
          </table:table-cell>
          <table:table-cell table:formula="of:=AVERAGE([.H61:.H65])" office:value-type="float" office:value="100" calcext:value-type="float">
            <text:p/>
          </table:table-cell>
          <table:table-cell table:formula="of:=AVERAGE([.I61:.I65])" office:value-type="float" office:value="0.2742" calcext:value-type="float">
            <text:p/>
          </table:table-cell>
          <table:table-cell table:formula="of:=AVERAGE([.J61:.J65])" office:value-type="float" office:value="0.306" calcext:value-type="float">
            <text:p/>
          </table:table-cell>
          <table:table-cell table:formula="of:=AVERAGE([.K61:.K65])" office:value-type="float" office:value="0.2892" calcext:value-type="float">
            <text:p/>
          </table:table-cell>
          <table:table-cell table:formula="of:=AVERAGE([.L61:.L65])" office:value-type="float" office:value="0.04" calcext:value-type="float">
            <text:p/>
          </table:table-cell>
          <table:table-cell table:formula="of:=AVERAGE([.M61:.M65])" office:value-type="float" office:value="0.2662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2025390" calcext:value-type="float">
            <text:p>2025390</text:p>
          </table:table-cell>
          <table:table-cell office:value-type="float" office:value="36369" calcext:value-type="float">
            <text:p>36369</text:p>
          </table:table-cell>
          <table:table-cell office:value-type="float" office:value="433.446583" calcext:value-type="float">
            <text:p>433.446583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465715" calcext:value-type="float">
            <text:p>465715</text:p>
          </table:table-cell>
          <table:table-cell office:value-type="float" office:value="25056" calcext:value-type="float">
            <text:p>25056</text:p>
          </table:table-cell>
          <table:table-cell office:value-type="float" office:value="194.428452" calcext:value-type="float">
            <text:p>194.428452</text:p>
          </table:table-cell>
          <table:table-cell office:value-type="float" office:value="5000" calcext:value-type="float">
            <text:p>500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243" calcext:value-type="float">
            <text:p>0.24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scan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dbscan_001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2835.578487" calcext:value-type="float">
            <text:p>2835.57848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372.991607" calcext:value-type="float">
            <text:p>1372.99160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-0" calcext:value-type="float">
            <text:p>-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800" calcext:value-type="float">
            <text:p>10800</text:p>
          </table:table-cell>
          <table:table-cell office:value-type="float" office:value="42748" calcext:value-type="float">
            <text:p>42748</text:p>
          </table:table-cell>
          <table:table-cell office:value-type="string" calcext:value-type="string">
            <text:p>534.417417s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57.902715" calcext:value-type="float">
            <text:p>57.90271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table:style-name="Default" office:value-type="float" office:value="53908" calcext:value-type="float">
            <text:p>53908</text:p>
          </table:table-cell>
          <table:table-cell table:style-name="Default" office:value-type="float" office:value="11319" calcext:value-type="float">
            <text:p>11319</text:p>
          </table:table-cell>
          <table:table-cell office:value-type="float" office:value="1088.719425" calcext:value-type="float">
            <text:p>1088.719425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" table:style-name="ta1">
        <table:table-column table:style-name="co11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4" table:default-cell-style-name="ce2"/>
        <table:table-column table:style-name="co4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53908" calcext:value-type="float">
            <text:p>5390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6782.540090s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8100" calcext:value-type="float">
            <text:p>8100</text:p>
          </table:table-cell>
          <table:table-cell office:value-type="float" office:value="1370" calcext:value-type="float">
            <text:p>1370</text:p>
          </table:table-cell>
          <table:table-cell office:value-type="float" office:value="558.103696" calcext:value-type="float">
            <text:p>558.103696</text:p>
          </table:table-cell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nshift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tral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34.914084" calcext:value-type="float">
            <text:p>1334.91408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" calcext:value-type="float">
            <text:p>0.3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99" calcext:value-type="float">
            <text:p>0.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 office:value-type="float" office:value="7621.768232" calcext:value-type="float">
            <text:p>7621.76823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" calcext:value-type="float">
            <text:p>0.1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ds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613.214412" calcext:value-type="float">
            <text:p>1613.21441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24" calcext:value-type="float">
            <text:p>0.024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ree" table:style-name="ta1">
        <table:table-column table:style-name="co8" table:number-columns-repeated="1024" table:default-cell-style-name="ce4"/>
        <table:table-row table:style-name="ro1">
          <table:table-cell table:style-name="ce3" office:value-type="string" calcext:value-type="string">
            <text:p>log file</text:p>
          </table:table-cell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entries</text:p>
          </table:table-cell>
          <table:table-cell table:style-name="ce3" office:value-type="string" calcext:value-type="string">
            <text:p>features</text:p>
          </table:table-cell>
          <table:table-cell table:style-name="ce3" office:value-type="string" calcext:value-type="string">
            <text:p>runtime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max_df</text:p>
          </table:table-cell>
          <table:table-cell table:style-name="ce3" office:value-type="string" calcext:value-type="string">
            <text:p>min_df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tree</text:p>
          </table:table-cell>
          <table:table-cell office:value-type="float" office:value="106908" calcext:value-type="float">
            <text:p>106908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101.921961s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tree</text:p>
          </table:table-cell>
          <table:table-cell office:value-type="float" office:value="106908" calcext:value-type="float">
            <text:p>106908</text:p>
          </table:table-cell>
          <table:table-cell office:value-type="float" office:value="11416" calcext:value-type="float">
            <text:p>114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tree</text:p>
          </table:table-cell>
          <table:table-cell office:value-type="float" office:value="106908" calcext:value-type="float">
            <text:p>106908</text:p>
          </table:table-cell>
          <table:table-cell office:value-type="float" office:value="11416" calcext:value-type="float">
            <text:p>11416</text:p>
          </table:table-cell>
          <table:table-cell table:style-name="ce5" office:value-type="float" office:value="1924.728786" calcext:value-type="float">
            <text:p>1924.728786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tree</text:p>
          </table:table-cell>
          <table:table-cell office:value-type="float" office:value="106908" calcext:value-type="float">
            <text:p>106908</text:p>
          </table:table-cell>
          <table:table-cell office:value-type="float" office:value="11416" calcext:value-type="float">
            <text:p>11416</text:p>
          </table:table-cell>
          <table:table-cell office:value-type="float" office:value="4044.60039" calcext:value-type="float">
            <text:p>4044.60039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forest" table:style-name="ta1">
        <table:table-column table:style-name="co8" table:default-cell-style-name="ce1"/>
        <table:table-column table:style-name="co15" table:default-cell-style-name="ce1"/>
        <table:table-column table:style-name="co8" table:number-columns-repeated="1022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andomforest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329.007626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12" calcext:value-type="float">
            <text:p>0.512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number-columns-repeated="1013"/>
        </table:table-row>
      </table:table>
      <table:table table:name="nbayes" table:style-name="ta1">
        <table:table-column table:style-name="co8" table:number-columns-repeated="1024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bayes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14.930016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435" calcext:value-type="float">
            <text:p>0.435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table:number-columns-repeated="1013"/>
        </table:table-row>
      </table:table>
      <table:table table:name="knn" table:style-name="ta1">
        <table:table-column table:style-name="co8" table:number-columns-repeated="1024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1016"/>
        </table:table-row>
      </table:table>
      <table:table table:name="svm" table:style-name="ta1">
        <table:table-column table:style-name="co8" table:number-columns-repeated="1024" table:default-cell-style-name="ce1"/>
        <table:table-row table:style-name="ro1">
          <table:table-cell office:value-type="string" calcext:value-type="string">
            <text:p>log fil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ax_df</text:p>
          </table:table-cell>
          <table:table-cell office:value-type="string" calcext:value-type="string">
            <text:p>min_d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float" office:value="106908" calcext:value-type="float">
            <text:p>106908</text:p>
          </table:table-cell>
          <table:table-cell table:style-name="ce2" office:value-type="float" office:value="11416" calcext:value-type="float">
            <text:p>11416</text:p>
          </table:table-cell>
          <table:table-cell table:style-name="ce2" office:value-type="string" calcext:value-type="string">
            <text:p>28.610894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0.71" calcext:value-type="float">
            <text:p>0.71</text:p>
          </table:table-cell>
          <table:table-cell table:style-name="ce2" table:number-columns-repeated="1013"/>
        </table:table-row>
      </table:table>
      <table:named-expressions/>
      <table:database-ranges>
        <table:database-range table:name="__Anonymous_Sheet_DB__0" table:target-range-address="kmeans.A28:kmeans.M5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5:31:24.880510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1:55:09.494482671</meta:creation-date>
    <dc:date>2014-05-09T17:59:44.014232130</dc:date>
    <dc:creator>Michel Rouly</dc:creator>
    <meta:editing-duration>PT17H11M38S</meta:editing-duration>
    <meta:editing-cycles>33</meta:editing-cycles>
    <meta:generator>LibreOffice/4.2.3.3$Linux_X86_64 LibreOffice_project/420m0$Build-3</meta:generator>
    <meta:document-statistic meta:table-count="11" meta:cell-count="1353" meta:object-count="0"/>
  </office:meta>
</office:document-meta>
</file>